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5-03-1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5-01-0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4-03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4-01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3-03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3-01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2-10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2-03-0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2-01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1-03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1-01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0-10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0-03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20-01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9-10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9-01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6-12-28 21:4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5-12-21 19:28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3-12-26 18:5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3-01-17 16:55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1-12-29 20:09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0-12-20 16:50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1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9-12-22 18:5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9-01-07 21:1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7-12-27 17:26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7-01-17 15:58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52100270001</text:p>
          </table:table-cell>
          <table:table-cell office:value-type="string" calcext:value-type="string">
            <text:p>06S 28W 28CDA 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